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c9b21" officeooo:paragraph-rsid="000c9b21"/>
    </style:style>
    <style:style style:name="P2" style:family="paragraph" style:parent-style-name="Text_20_body">
      <style:text-properties style:font-name="Courier New" officeooo:rsid="000c9b21" officeooo:paragraph-rsid="000c9b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C_DPD-MySQL</text:h>
      <text:p text:style-name="P1">This is a compilation of files for the creation of tables in MySQL as well as the import process for creation of a Health Canada Drug Product Database using MySQL</text:p>
      <text:h text:style-name="Heading_20_2" text:outline-level="2">Process</text:h>
      <text:p text:style-name="P1"/>
      <text:p text:style-name="P1"># If you are doing this from a NON-XAMPP install, say from a Ubuntu Server SSH connection.</text:p>
      <text:p text:style-name="P1">Pre-REQ: Have downloaded and unzipped the allfiles.zip from Health Canada.</text:p>
      <text:p text:style-name="P2">wget http://www.hc-sc.gc.ca/dhp-mps/alt_formats/zip/prodpharma/databasdon/allfiles.zip</text:p>
      <text:p text:style-name="P1"/>
      <text:p text:style-name="P1">1. Login to phpmyadmin (need to have it installed on the server)</text:p>
      <text:p text:style-name="P1">2. Import the hc_dpd_tables_mysql.sql script</text:p>
      <text:p text:style-name="P1">3. unzip allfiles.zip and you must then copy those files over to the /var/lib/mysql/hc_dpd/</text:p>
      <text:p text:style-name="P1">4. in your SSH connection execute this: mysql -h localhost -u &lt;MySQL Username&gt; -p&lt;password&gt;</text:p>
      <text:p text:style-name="P1">*** yes, the -p and password must be together with no space between them</text:p>
      <text:p text:style-name="P1">5. Then execute the MySQL Import Strings (MySQL Import Strings.tx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y Lohnes</meta:initial-creator>
    <meta:creation-date>2015-07-23T07:10:48.071599415</meta:creation-date>
    <dc:date>2015-07-23T07:13:33.408077346</dc:date>
    <dc:creator>Troy Lohnes</dc:creator>
    <meta:editing-duration>PT2M45S</meta:editing-duration>
    <meta:editing-cycles>1</meta:editing-cycles>
    <meta:generator>LibreOffice/4.4.2.2$Linux_X86_64 LibreOffice_project/40m0$Build-2</meta:generator>
    <meta:document-statistic meta:table-count="0" meta:image-count="0" meta:object-count="0" meta:page-count="1" meta:paragraph-count="12" meta:word-count="130" meta:character-count="860" meta:non-whitespace-character-count="742"/>
  </office:meta>
</office:document-meta>
</file>